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ubal o "pai da música"</text:p>
      <text:p text:style-name="Standard">Selah, pare e ouça, pare e contemple (pausa)</text:p>
      <text:p text:style-name="Standard"/>
      <text:p text:style-name="Standard">Efeitos da música.</text:p>
      <text:p text:style-name="Standard">Davi tocava e o espírito maligno se retirava dele.</text:p>
      <text:p text:style-name="Standard"/>
      <text:p text:style-name="Standard"/>
      <text:p text:style-name="Standard">Alguns estilos de músicas encontradas na bíblia</text:p>
      <text:p text:style-name="Standard"/>
      <text:p text:style-name="Standard">Música para fins didáticos</text:p>
      <text:p text:style-name="Standard">Profética</text:p>
      <text:p text:style-name="Standard">Libertação</text:p>
      <text:p text:style-name="Standard">Instrumental e vocal</text:p>
      <text:p text:style-name="Standard">Celestial</text:p>
      <text:p text:style-name="Standard">Romântica</text:p>
      <text:p text:style-name="Standard">Fúnebre</text:p>
      <text:p text:style-name="Standard">Salmos, Hinos e Cânticos Espirituais</text:p>
      <text:p text:style-name="Standard"/>
      <text:p text:style-name="Standard">Davi designou 3 mestres para música</text:p>
      <text:p text:style-name="Standard">Asafe, Etã e Hemã</text:p>
      <text:p text:style-name="Standard"/>
      <text:p text:style-name="Standard">Eram necessários 5 anos</text:p>
      <text:p text:style-name="Standard">num conservatório de música</text:p>
      <text:p text:style-name="Standard">para que um músico pudesse</text:p>
      <text:p text:style-name="Standard">entoarlouvores a Deus.</text:p>
      <text:p text:style-name="Standard"/>
      <text:p text:style-name="Standard">A música tem por finalidade GLORIFICAR a DEUS e CUMPRIR seus propósitos.</text:p>
      <text:p text:style-name="Standard"/>
      <text:p text:style-name="Standard"/>
      <text:p text:style-name="Standard">Salmos 148 1-14 "Louvai ao senhor."</text:p>
      <text:p text:style-name="Standard"/>
      <text:p text:style-name="Standard">Prof violão -&gt; Kleberson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02T09:29:23.912000000</dc:date>
    <meta:editing-duration>PT40S</meta:editing-duration>
    <meta:editing-cycles>3</meta:editing-cycles>
    <meta:document-statistic meta:table-count="0" meta:image-count="0" meta:object-count="0" meta:page-count="1" meta:paragraph-count="22" meta:word-count="97" meta:character-count="589" meta:non-whitespace-character-count="514"/>
  </office:meta>
</office:document-meta>
</file>